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fb04" officeooo:paragraph-rsid="000bfb04"/>
    </style:style>
    <style:style style:name="P2" style:family="paragraph" style:parent-style-name="Standard" style:list-style-name="L1">
      <style:text-properties officeooo:rsid="000bfb04" officeooo:paragraph-rsid="000bfb04"/>
    </style:style>
    <style:style style:name="P3" style:family="paragraph" style:parent-style-name="Standard" style:list-style-name="L2">
      <style:text-properties officeooo:rsid="000bfb04" officeooo:paragraph-rsid="000bfb0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  <text:p text:style-name="P1"/>
      <text:list text:style-name="L1">
        <text:list-item>
          <text:p text:style-name="P2">Numbering 1</text:p>
        </text:list-item>
        <text:list-item>
          <text:p text:style-name="P2">Numbering 2</text:p>
        </text:list-item>
      </text:list>
      <text:p text:style-name="P1"/>
      <text:list text:style-name="L2">
        <text:list-item>
          <text:p text:style-name="P3">Numbering 3</text:p>
        </text:list-item>
        <text:list-item>
          <text:p text:style-name="P3">Numbering 4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1-27T10:05:41.188584800</meta:creation-date>
    <dc:date>2024-11-28T11:51:01.934030300</dc:date>
    <meta:editing-duration>PT2H11M35S</meta:editing-duration>
    <meta:editing-cycles>2</meta:editing-cycles>
    <meta:generator>LibreOfficeDev/25.2.0.0.alpha1$Windows_X86_64 LibreOffice_project/ab4ba7179aee9189f7b1681507ead4a80983aadf</meta:generator>
    <dc:title>Example</dc:title>
    <meta:document-statistic meta:table-count="0" meta:image-count="0" meta:object-count="0" meta:page-count="1" meta:paragraph-count="5" meta:word-count="13" meta:character-count="56" meta:non-whitespace-character-count="52"/>
  </office:meta>
</office:document-meta>
</file>